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3caff" draw:fill="solid" draw:fill-color="#83caff" draw:textarea-horizontal-align="left" draw:textarea-vertical-align="bottom" draw:auto-grow-height="false"/>
    </style:style>
    <style:style style:name="gr2" style:family="graphic" style:parent-style-name="standard">
      <style:graphic-properties svg:stroke-color="#729fcf" draw:fill="solid" draw:fill-color="#729fcf" draw:textarea-horizontal-align="left" draw:textarea-vertical-align="bottom" draw:auto-grow-height="false"/>
    </style:style>
    <style:style style:name="gr3" style:family="graphic" style:parent-style-name="standard">
      <style:graphic-properties svg:stroke-color="#83caff" draw:fill="solid" draw:fill-color="#83caff" draw:textarea-horizontal-align="right" draw:textarea-vertical-align="top" draw:auto-grow-height="false"/>
    </style:style>
    <style:style style:name="gr4" style:family="graphic" style:parent-style-name="standard">
      <style:graphic-properties svg:stroke-color="#729fcf" draw:fill="solid" draw:fill-color="#729fcf" draw:textarea-horizontal-align="right" draw:textarea-vertical-align="middle" draw:auto-grow-height="false"/>
    </style:style>
    <style:style style:name="gr5" style:family="graphic" style:parent-style-name="standard">
      <style:graphic-properties draw:fill="solid" draw:fill-color="#3465a4" draw:textarea-horizontal-align="right" draw:textarea-vertical-align="middle" draw:auto-grow-height="false"/>
    </style:style>
    <style:style style:name="gr6" style:family="graphic" style:parent-style-name="standard">
      <style:graphic-properties draw:fill="solid" draw:fill-color="#3465a4" draw:textarea-horizontal-align="left" draw:textarea-vertical-align="bottom" draw:auto-grow-height="false"/>
    </style:style>
    <style:style style:name="gr7" style:family="graphic" style:parent-style-name="standard">
      <style:graphic-properties draw:textarea-horizontal-align="right" draw:textarea-vertical-align="middle" draw:auto-grow-height="false"/>
    </style:style>
    <style:style style:name="gr8" style:family="graphic" style:parent-style-name="standard">
      <style:graphic-properties draw:textarea-horizontal-align="left" draw:textarea-vertical-align="top" draw:auto-grow-height="false"/>
    </style:style>
    <style:style style:name="gr9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12" style:family="graphic" style:parent-style-name="standard">
      <style:graphic-properties svg:stroke-color="#ff99ff" draw:fill="solid" draw:fill-color="#ff99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.074cm" svg:x="4.439cm" svg:y="24.68cm">
          <text:p text:style-name="P1">observable.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002cm" svg:height="3.41cm" svg:x="4.429cm" svg:y="21.313cm">
          <text:p text:style-name="P2">tau.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1.651cm" svg:x="4.556cm" svg:y="19.66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002cm" svg:height="3.41cm" svg:x="4.429cm" svg:y="16.513cm">
          <text:p text:style-name="P2">tau.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002cm" svg:height="0.75cm" svg:x="4.429cm" svg:y="15.113cm">
          <text:p text:style-name="P2">extinction.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002cm" svg:height="0.684cm" svg:x="4.429cm" svg:y="14.513cm">
          <text:p text:style-name="P2">idxrefraction.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002cm" svg:height="0.75cm" svg:x="4.429cm" svg:y="13.813cm">
          <text:p text:style-name="P2">cia.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002cm" svg:height="0.838cm" svg:x="4.429cm" svg:y="13.113cm">
          <text:p text:style-name="P2">makesample.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002cm" svg:height="0.75cm" svg:x="4.429cm" svg:y="12.413cm">
          <text:p text:style-name="P2">cia.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77cm" svg:height="0.803cm" svg:x="12.354cm" svg:y="11.654cm">
          <text:p text:style-name="P1">extinction.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28cm" svg:height="0.75cm" svg:x="12.303cm" svg:y="11.013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77cm" svg:height="1.279cm" svg:x="12.354cm" svg:y="9.754cm">
          <text:p text:style-name="P1">extinction.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849cm" svg:height="2.676cm" svg:x="4.454cm" svg:y="9.754cm">
          <text:p text:style-name="P1">opacity.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002cm" svg:height="0.75cm" svg:x="4.429cm" svg:y="9.013cm">
          <text:p text:style-name="P2">makesample.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977cm" svg:height="2.747cm" svg:x="4.454cm" svg:y="6.254cm">
          <text:p text:style-name="P1">readlineinfo.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977cm" svg:height="2.053cm" svg:x="4.454cm" svg:y="4.154cm">
          <text:p text:style-name="P1">readatm.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002cm" svg:height="0.838cm" svg:x="4.429cm" svg:y="3.413cm">
          <text:p text:style-name="P2">makesample.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977cm" svg:height="2.235cm" svg:x="4.454cm" svg:y="1.254cm">
          <text:p text:style-name="P1">argum.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94cm" svg:height="25.527cm" svg:x="1.254cm" svg:y="1.254cm">
          <text:p text:style-name="P1">transit.c</text:p>
          <draw:enhanced-geometry svg:viewBox="0 0 21600 21600" draw:type="rectangle" draw:enhanced-path="M 0 0 L 21600 0 21600 21600 0 21600 0 0 Z N"/>
        </draw:custom-shape>
        <draw:custom-shape draw:style-name="gr9" draw:text-style-name="P3" xml:id="id1" draw:id="id1" draw:layer="layout" svg:width="2.368cm" svg:height="0.506cm" svg:x="1.462cm" svg:y="2.27cm">
          <text:p text:style-name="P3"><text:span text:style-name="T1">transit_ini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3.192cm" svg:height="0.506cm" svg:x="4.704cm" svg:y="2.27cm">
          <text:p text:style-name="P3"><text:span text:style-name="T1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3.83cm" svg:y1="2.523cm" svg:x2="4.704cm" svg:y2="2.523cm" draw:start-shape="id1" draw:start-glue-point="1" draw:end-shape="id2" draw:end-glue-point="3" svg:d="M3830 2523h874" svg:viewBox="0 0 875 1">
          <text:p/>
        </draw:connector>
        <draw:connector draw:style-name="gr10" draw:text-style-name="P4" draw:layer="layout" draw:type="line" svg:x1="7.896cm" svg:y1="3.166cm" svg:x2="8.407cm" svg:y2="3.166cm" draw:start-shape="id3" draw:start-glue-point="1" draw:end-shape="id4" draw:end-glue-point="3" svg:d="M7896 3166h511" svg:viewBox="0 0 512 1">
          <text:p/>
        </draw:connector>
        <draw:custom-shape draw:style-name="gr9" draw:text-style-name="P3" xml:id="id3" draw:id="id3" draw:layer="layout" svg:width="3.192cm" svg:height="0.505cm" svg:x="4.704cm" svg:y="2.914cm">
          <text:p text:style-name="P3"><text:span text:style-name="T1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3.603cm" svg:height="0.505cm" svg:x="8.407cm" svg:y="2.914cm">
          <text:p text:style-name="P3"><text:span text:style-name="T1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7" draw:id="id27" draw:layer="layout" svg:width="2.332cm" svg:height="0.506cm" svg:x="1.462cm" svg:y="13.148cm">
          <text:p text:style-name="P3"><text:span text:style-name="T1">do_transi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50" draw:id="id50" draw:layer="layout" svg:width="2.332cm" svg:height="0.506cm" svg:x="1.462cm" svg:y="26.123cm">
          <text:p text:style-name="P3"><text:span text:style-name="T1">free_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5" draw:id="id5" draw:layer="layout" svg:width="3.192cm" svg:height="0.506cm" svg:x="4.704cm" svg:y="3.557cm">
          <text:p text:style-name="P3"><text:span text:style-name="T1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3.603cm" svg:height="0.506cm" svg:x="8.407cm" svg:y="3.577cm">
          <text:p text:style-name="P3"><text:span text:style-name="T1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3.81cm" svg:x2="8.407cm" svg:y2="3.83cm" draw:start-shape="id5" draw:start-glue-point="1" draw:end-shape="id6" draw:end-glue-point="3" svg:d="M7896 3810l511 20" svg:viewBox="0 0 512 21">
          <text:p/>
        </draw:connector>
        <draw:custom-shape draw:style-name="gr9" draw:text-style-name="P3" xml:id="id7" draw:id="id7" draw:layer="layout" svg:width="3.192cm" svg:height="0.506cm" svg:x="4.704cm" svg:y="4.249cm">
          <text:p text:style-name="P3"><text:span text:style-name="T1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8" draw:id="id8" draw:layer="layout" svg:width="3.603cm" svg:height="0.506cm" svg:x="8.407cm" svg:y="4.267cm">
          <text:p text:style-name="P3"><text:span text:style-name="T1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2" draw:id="id12" draw:layer="layout" svg:width="3.603cm" svg:height="0.505cm" svg:x="8.407cm" svg:y="4.931cm">
          <text:p text:style-name="P3"><text:span text:style-name="T1">read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3" draw:id="id13" draw:layer="layout" svg:width="3.603cm" svg:height="0.506cm" svg:x="8.407cm" svg:y="5.594cm">
          <text:p text:style-name="P3"><text:span text:style-name="T1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4.502cm" svg:x2="8.407cm" svg:y2="4.52cm" draw:start-shape="id7" draw:start-glue-point="1" draw:end-shape="id8" draw:end-glue-point="3" svg:d="M7896 4502l511 18" svg:viewBox="0 0 512 19">
          <text:p/>
        </draw:connector>
        <draw:custom-shape draw:style-name="gr9" draw:text-style-name="P3" xml:id="id9" draw:id="id9" draw:layer="layout" svg:width="3.192cm" svg:height="0.505cm" svg:x="4.704cm" svg:y="6.24cm">
          <text:p text:style-name="P3"><text:span text:style-name="T1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0" draw:id="id10" draw:layer="layout" svg:width="3.603cm" svg:height="0.505cm" svg:x="8.407cm" svg:y="6.258cm">
          <text:p text:style-name="P3"><text:span text:style-name="T1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1" draw:id="id11" draw:layer="layout" svg:width="3.191cm" svg:height="0.505cm" svg:x="12.479cm" svg:y="6.258cm">
          <text:p text:style-name="P3"><text:span text:style-name="T1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6.492cm" svg:x2="8.407cm" svg:y2="6.51cm" draw:start-shape="id9" draw:start-glue-point="1" draw:end-shape="id10" draw:end-glue-point="3" svg:d="M7896 6492l511 18" svg:viewBox="0 0 512 19">
          <text:p/>
        </draw:connector>
        <draw:connector draw:style-name="gr10" draw:text-style-name="P4" draw:layer="layout" draw:type="line" svg:x1="12.11cm" svg:y1="6.51cm" svg:x2="12.479cm" svg:y2="6.51cm" draw:end-shape="id11" draw:end-glue-point="3" svg:d="M12110 6510h369" svg:viewBox="0 0 370 1">
          <text:p/>
        </draw:connector>
        <draw:connector draw:style-name="gr10" draw:text-style-name="P4" draw:layer="layout" draw:type="line" svg:x1="7.896cm" svg:y1="4.502cm" svg:x2="8.407cm" svg:y2="5.183cm" draw:start-shape="id7" draw:start-glue-point="1" draw:end-shape="id12" draw:end-glue-point="3" svg:d="M7896 4502l511 681" svg:viewBox="0 0 512 682">
          <text:p/>
        </draw:connector>
        <draw:connector draw:style-name="gr10" draw:text-style-name="P4" draw:layer="layout" draw:type="line" svg:x1="7.896cm" svg:y1="4.502cm" svg:x2="8.407cm" svg:y2="5.847cm" draw:start-shape="id7" draw:start-glue-point="1" draw:end-shape="id13" draw:end-glue-point="3" svg:d="M7896 4502l511 1345" svg:viewBox="0 0 512 1346">
          <text:p/>
        </draw:connector>
        <draw:custom-shape draw:style-name="gr9" draw:text-style-name="P3" xml:id="id14" draw:id="id14" draw:layer="layout" svg:width="3.603cm" svg:height="0.506cm" svg:x="8.407cm" svg:y="6.987cm">
          <text:p text:style-name="P3"><text:span text:style-name="T1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5" draw:id="id15" draw:layer="layout" svg:width="3.603cm" svg:height="0.506cm" svg:x="8.407cm" svg:y="7.717cm">
          <text:p text:style-name="P3"><text:span text:style-name="T1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6.492cm" svg:x2="8.407cm" svg:y2="7.24cm" draw:start-shape="id9" draw:start-glue-point="1" draw:end-shape="id14" draw:end-glue-point="3" svg:d="M7896 6492l511 748" svg:viewBox="0 0 512 749">
          <text:p/>
        </draw:connector>
        <draw:connector draw:style-name="gr10" draw:text-style-name="P4" draw:layer="layout" draw:type="line" svg:x1="7.896cm" svg:y1="6.492cm" svg:x2="8.407cm" svg:y2="7.97cm" draw:start-shape="id9" draw:start-glue-point="1" draw:end-shape="id15" svg:d="M7896 6492l511 1478" svg:viewBox="0 0 512 1479">
          <text:p/>
        </draw:connector>
        <draw:custom-shape draw:style-name="gr9" draw:text-style-name="P3" xml:id="id16" draw:id="id16" draw:layer="layout" svg:width="3.603cm" svg:height="0.506cm" svg:x="8.407cm" svg:y="8.447cm">
          <text:p text:style-name="P3"><text:span text:style-name="T1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6.492cm" svg:x2="8.407cm" svg:y2="8.7cm" draw:start-shape="id9" draw:start-glue-point="1" draw:end-shape="id16" draw:end-glue-point="3" svg:d="M7896 6492l511 2208" svg:viewBox="0 0 512 2209">
          <text:p/>
        </draw:connector>
        <draw:custom-shape draw:style-name="gr9" draw:text-style-name="P3" xml:id="id17" draw:id="id17" draw:layer="layout" svg:width="3.192cm" svg:height="0.506cm" svg:x="4.704cm" svg:y="9.159cm">
          <text:p text:style-name="P3"><text:span text:style-name="T1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8" draw:id="id18" draw:layer="layout" svg:width="3.603cm" svg:height="0.506cm" svg:x="8.407cm" svg:y="9.177cm">
          <text:p text:style-name="P3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9.412cm" svg:x2="8.407cm" svg:y2="9.43cm" draw:start-shape="id17" draw:start-glue-point="1" draw:end-shape="id18" draw:end-glue-point="3" svg:d="M7896 9412l511 18" svg:viewBox="0 0 512 19">
          <text:p/>
        </draw:connector>
        <draw:custom-shape draw:style-name="gr9" draw:text-style-name="P3" xml:id="id19" draw:id="id19" draw:layer="layout" svg:width="3.192cm" svg:height="0.505cm" svg:x="4.704cm" svg:y="9.823cm">
          <text:p text:style-name="P3"><text:span text:style-name="T1">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0" draw:id="id20" draw:layer="layout" svg:width="3.603cm" svg:height="0.506cm" svg:x="8.407cm" svg:y="9.84cm">
          <text:p text:style-name="P3"><text:span text:style-name="T1">read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10.075cm" svg:x2="8.407cm" svg:y2="10.093cm" draw:start-shape="id19" draw:start-glue-point="1" draw:end-shape="id20" draw:end-glue-point="3" svg:d="M7896 10075l511 18" svg:viewBox="0 0 512 19">
          <text:p/>
        </draw:connector>
        <draw:custom-shape draw:style-name="gr9" draw:text-style-name="P3" xml:id="id21" draw:id="id21" draw:layer="layout" svg:width="3.603cm" svg:height="0.506cm" svg:x="8.407cm" svg:y="10.504cm">
          <text:p text:style-name="P3"><text:span text:style-name="T1">calc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2" draw:id="id22" draw:layer="layout" svg:width="3.603cm" svg:height="0.506cm" svg:x="8.407cm" svg:y="11.167cm">
          <text:p text:style-name="P3"><text:span text:style-name="T1">calc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0" draw:id="id30" draw:layer="layout" svg:width="3.192cm" svg:height="0.506cm" svg:x="4.704cm" svg:y="12.506cm">
          <text:p text:style-name="P3"><text:span text:style-name="T1">read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7.896cm" svg:y1="10.075cm" svg:x2="8.407cm" svg:y2="10.757cm" draw:start-shape="id19" draw:start-glue-point="1" draw:end-shape="id21" draw:end-glue-point="3" svg:d="M7896 10075l511 682" svg:viewBox="0 0 512 683">
          <text:p/>
        </draw:connector>
        <draw:connector draw:style-name="gr10" draw:text-style-name="P4" draw:layer="layout" draw:type="line" svg:x1="7.896cm" svg:y1="10.075cm" svg:x2="8.407cm" svg:y2="11.42cm" draw:start-shape="id19" draw:start-glue-point="1" draw:end-shape="id22" draw:end-glue-point="3" svg:d="M7896 10075l511 1345" svg:viewBox="0 0 512 1346">
          <text:p/>
        </draw:connector>
        <draw:custom-shape draw:style-name="gr9" draw:text-style-name="P3" xml:id="id23" draw:id="id23" draw:layer="layout" svg:width="3.191cm" svg:height="0.506cm" svg:x="12.479cm" svg:y="10.504cm">
          <text:p text:style-name="P3"><text:span text:style-name="T1">get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12.11cm" svg:y1="10.757cm" svg:x2="12.479cm" svg:y2="10.757cm" draw:end-shape="id23" draw:end-glue-point="3" svg:d="M12110 10757h369" svg:viewBox="0 0 370 1">
          <text:p/>
        </draw:connector>
        <draw:custom-shape draw:style-name="gr9" draw:text-style-name="P3" xml:id="id24" draw:id="id24" draw:layer="layout" svg:width="3.191cm" svg:height="0.506cm" svg:x="12.479cm" svg:y="11.167cm">
          <text:p text:style-name="P3"><text:span text:style-name="T1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12.11cm" svg:y1="11.42cm" svg:x2="12.479cm" svg:y2="11.42cm" draw:end-shape="id24" svg:d="M12110 11420h369" svg:viewBox="0 0 370 1">
          <text:p/>
        </draw:connector>
        <draw:custom-shape draw:style-name="gr9" draw:text-style-name="P3" xml:id="id25" draw:id="id25" draw:layer="layout" svg:width="3.191cm" svg:height="0.506cm" svg:x="16.179cm" svg:y="11.167cm">
          <text:p text:style-name="P3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15.67cm" svg:y1="11.42cm" svg:x2="16.179cm" svg:y2="11.42cm" draw:start-shape="id24" draw:start-glue-point="1" draw:end-shape="id25" draw:end-glue-point="3" svg:d="M15670 11420h509" svg:viewBox="0 0 510 1">
          <text:p/>
        </draw:connector>
        <draw:custom-shape draw:style-name="gr9" draw:text-style-name="P3" xml:id="id26" draw:id="id26" draw:layer="layout" svg:width="3.191cm" svg:height="0.506cm" svg:x="12.479cm" svg:y="11.831cm">
          <text:p text:style-name="P3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12.01cm" svg:y1="11.42cm" svg:x2="12.479cm" svg:y2="12.084cm" draw:start-shape="id22" draw:start-glue-point="1" draw:end-shape="id26" draw:end-glue-point="3" svg:d="M12010 11420l469 664" svg:viewBox="0 0 470 665">
          <text:p/>
        </draw:connector>
        <draw:custom-shape draw:style-name="gr9" draw:text-style-name="P3" xml:id="id28" draw:id="id28" draw:layer="layout" svg:width="3.192cm" svg:height="0.505cm" svg:x="4.704cm" svg:y="13.17cm">
          <text:p text:style-name="P3"><text:span text:style-name="T1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3.794cm" svg:y1="13.401cm" svg:x2="4.704cm" svg:y2="13.422cm" draw:start-shape="id27" draw:start-glue-point="1" draw:end-shape="id28" draw:end-glue-point="3" svg:d="M3794 13401l910 21" svg:viewBox="0 0 911 22">
          <text:p/>
        </draw:connector>
        <draw:custom-shape draw:style-name="gr9" draw:text-style-name="P3" xml:id="id29" draw:id="id29" draw:layer="layout" svg:width="3.603cm" svg:height="0.505cm" svg:x="8.407cm" svg:y="13.188cm">
          <text:p text:style-name="P3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7.896cm" svg:y1="13.422cm" svg:x2="8.407cm" svg:y2="13.44cm" draw:start-shape="id28" draw:start-glue-point="1" draw:end-shape="id29" draw:end-glue-point="3" svg:d="M7896 13422l511 18" svg:viewBox="0 0 512 19">
          <text:p/>
        </draw:connector>
        <draw:custom-shape draw:style-name="gr9" draw:text-style-name="P3" xml:id="id31" draw:id="id31" draw:layer="layout" svg:width="3.192cm" svg:height="0.506cm" svg:x="4.675cm" svg:y="13.906cm">
          <text:p text:style-name="P3"><text:span text:style-name="T1">interpolate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2.646cm" svg:y1="2.776cm" svg:x2="2.628cm" svg:y2="13.148cm" draw:start-shape="id1" draw:start-glue-point="2" draw:end-shape="id27" svg:d="M2646 2776l-18 10372" svg:viewBox="0 0 19 10373">
          <text:p/>
        </draw:connector>
        <draw:connector draw:style-name="gr10" draw:text-style-name="P5" draw:layer="layout" draw:type="line" svg:x1="3.83cm" svg:y1="2.523cm" svg:x2="4.704cm" svg:y2="3.166cm" draw:start-shape="id1" draw:start-glue-point="1" draw:end-shape="id3" draw:end-glue-point="3" svg:d="M3830 2523l874 643" svg:viewBox="0 0 875 644">
          <text:p/>
        </draw:connector>
        <draw:connector draw:style-name="gr10" draw:text-style-name="P5" draw:layer="layout" draw:type="line" svg:x1="3.83cm" svg:y1="2.523cm" svg:x2="4.704cm" svg:y2="3.81cm" draw:start-shape="id1" draw:start-glue-point="1" draw:end-shape="id5" draw:end-glue-point="3" svg:d="M3830 2523l874 1287" svg:viewBox="0 0 875 1288">
          <text:p/>
        </draw:connector>
        <draw:connector draw:style-name="gr10" draw:text-style-name="P5" draw:layer="layout" draw:type="line" svg:x1="3.83cm" svg:y1="2.523cm" svg:x2="4.704cm" svg:y2="6.492cm" draw:start-shape="id1" draw:start-glue-point="1" draw:end-shape="id9" draw:end-glue-point="3" svg:d="M3830 2523l874 3969" svg:viewBox="0 0 875 3970">
          <text:p/>
        </draw:connector>
        <draw:connector draw:style-name="gr10" draw:text-style-name="P5" draw:layer="layout" draw:type="line" svg:x1="3.83cm" svg:y1="2.523cm" svg:x2="4.704cm" svg:y2="9.412cm" draw:start-shape="id1" draw:start-glue-point="1" draw:end-shape="id17" draw:end-glue-point="3" svg:d="M3830 2523l874 6889" svg:viewBox="0 0 875 6890">
          <text:p/>
        </draw:connector>
        <draw:connector draw:style-name="gr10" draw:text-style-name="P5" draw:layer="layout" draw:type="line" svg:x1="3.83cm" svg:y1="2.523cm" svg:x2="4.704cm" svg:y2="10.075cm" draw:start-shape="id1" draw:start-glue-point="1" draw:end-shape="id19" draw:end-glue-point="3" svg:d="M3830 2523l874 7552" svg:viewBox="0 0 875 7553">
          <text:p/>
        </draw:connector>
        <draw:connector draw:style-name="gr10" draw:text-style-name="P5" draw:layer="layout" draw:type="line" svg:x1="3.83cm" svg:y1="2.523cm" svg:x2="4.704cm" svg:y2="12.759cm" draw:start-shape="id1" draw:end-shape="id30" draw:end-glue-point="3" svg:d="M3830 2523l874 10236" svg:viewBox="0 0 875 10237">
          <text:p/>
        </draw:connector>
        <draw:connector draw:style-name="gr10" draw:text-style-name="P5" draw:layer="layout" draw:type="line" svg:x1="3.794cm" svg:y1="13.401cm" svg:x2="4.675cm" svg:y2="14.159cm" draw:start-shape="id27" draw:start-glue-point="1" draw:end-shape="id31" draw:end-glue-point="3" svg:d="M3794 13401l881 758" svg:viewBox="0 0 882 759">
          <text:p/>
        </draw:connector>
        <draw:custom-shape draw:style-name="gr9" draw:text-style-name="P3" xml:id="id32" draw:id="id32" draw:layer="layout" svg:width="3.192cm" svg:height="0.505cm" svg:x="4.675cm" svg:y="14.57cm">
          <text:p text:style-name="P3"><text:span text:style-name="T1">idxrefr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3.794cm" svg:y1="13.401cm" svg:x2="4.675cm" svg:y2="14.822cm" draw:start-shape="id27" draw:start-glue-point="1" draw:end-shape="id32" draw:end-glue-point="3" svg:d="M3794 13401l881 1421" svg:viewBox="0 0 882 1422">
          <text:p/>
        </draw:connector>
        <draw:custom-shape draw:style-name="gr9" draw:text-style-name="P3" xml:id="id33" draw:id="id33" draw:layer="layout" svg:width="3.192cm" svg:height="0.506cm" svg:x="4.675cm" svg:y="15.233cm">
          <text:p text:style-name="P3"><text:span text:style-name="T1">ext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3.794cm" svg:y1="13.401cm" svg:x2="4.675cm" svg:y2="15.486cm" draw:start-shape="id27" draw:start-glue-point="1" draw:end-shape="id33" svg:d="M3794 13401l881 2085" svg:viewBox="0 0 882 2086">
          <text:p/>
        </draw:connector>
        <draw:custom-shape draw:style-name="gr9" draw:text-style-name="P3" draw:layer="layout" svg:width="3.192cm" svg:height="0.506cm" svg:x="4.683cm" svg:y="15.85cm">
          <text:p text:style-name="P3"><text:span text:style-name="T1">init_opt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34" draw:id="id34" draw:layer="layout" svg:width="3.192cm" svg:height="0.506cm" svg:x="4.683cm" svg:y="16.55cm">
          <text:p text:style-name="P3"><text:span text:style-name="T1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3.794cm" svg:y1="13.401cm" svg:x2="4.683cm" svg:y2="16.803cm" draw:start-shape="id27" draw:start-glue-point="1" draw:end-shape="id34" draw:end-glue-point="3" svg:d="M3794 13401l889 3402" svg:viewBox="0 0 890 3403">
          <text:p/>
        </draw:connector>
        <draw:custom-shape draw:style-name="gr5" draw:text-style-name="P2" draw:layer="layout" svg:width="12.192cm" svg:height="1.475cm" svg:x="8.239cm" svg:y="17.813cm">
          <text:p text:style-name="P2">extinction.c</text:p>
          <draw:enhanced-geometry svg:viewBox="0 0 21600 21600" draw:type="rectangle" draw:enhanced-path="M 0 0 L 21600 0 21600 21600 0 21600 0 0 Z N"/>
        </draw:custom-shape>
        <draw:custom-shape draw:style-name="gr11" draw:text-style-name="P3" xml:id="id35" draw:id="id35" draw:layer="layout" svg:width="3.603cm" svg:height="1.338cm" svg:x="8.393cm" svg:y="17.92cm">
          <text:p text:style-name="P3"><text:span text:style-name="T1">interpolmolext</text:span></text:p>
          <text:p text:style-name="P3"><text:span text:style-name="T1">or</text:span></text:p>
          <text:p text:style-name="P3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7.875cm" svg:y1="16.803cm" svg:x2="8.393cm" svg:y2="18.589cm" draw:start-shape="id34" draw:end-shape="id35" draw:end-glue-point="3" svg:d="M7875 16803l518 1786" svg:viewBox="0 0 519 1787">
          <text:p/>
        </draw:connector>
        <draw:custom-shape draw:style-name="gr3" draw:text-style-name="P1" draw:layer="layout" svg:width="12.192cm" svg:height="1.311cm" svg:x="8.239cm" svg:y="16.58cm">
          <text:p text:style-name="P1">extraext.h</text:p>
          <draw:enhanced-geometry svg:viewBox="0 0 21600 21600" draw:type="rectangle" draw:enhanced-path="M 0 0 L 21600 0 21600 21600 0 21600 0 0 Z N"/>
        </draw:custom-shape>
        <draw:custom-shape draw:style-name="gr11" draw:text-style-name="P3" xml:id="id36" draw:id="id36" draw:layer="layout" svg:width="3.603cm" svg:height="0.505cm" svg:x="8.407cm" svg:y="16.588cm">
          <text:p text:style-name="P3"><text:span text:style-name="T1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7.875cm" svg:y1="16.803cm" svg:x2="8.407cm" svg:y2="16.84cm" draw:start-shape="id34" draw:start-glue-point="1" draw:end-shape="id36" draw:end-glue-point="3" svg:d="M7875 16803l532 37" svg:viewBox="0 0 533 38">
          <text:p/>
        </draw:connector>
        <draw:custom-shape draw:style-name="gr11" draw:text-style-name="P3" xml:id="id37" draw:id="id37" draw:layer="layout" svg:width="3.603cm" svg:height="0.505cm" svg:x="8.407cm" svg:y="17.288cm">
          <text:p text:style-name="P3"><text:span text:style-name="T1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7.875cm" svg:y1="16.803cm" svg:x2="8.407cm" svg:y2="17.54cm" draw:start-shape="id34" draw:start-glue-point="1" draw:end-shape="id37" draw:end-glue-point="3" svg:d="M7875 16803l532 737" svg:viewBox="0 0 533 738">
          <text:p/>
        </draw:connector>
        <draw:custom-shape draw:style-name="gr11" draw:text-style-name="P3" xml:id="id41" draw:id="id41" draw:layer="layout" svg:width="3.603cm" svg:height="0.505cm" svg:x="8.446cm" svg:y="20.712cm">
          <text:p text:style-name="P3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3.794cm" svg:y1="13.401cm" svg:x2="4.683cm" svg:y2="21.603cm" draw:start-shape="id27" draw:start-glue-point="1" draw:end-shape="id38" draw:end-glue-point="3" svg:d="M3794 13401l889 8202" svg:viewBox="0 0 890 8203">
          <text:p/>
        </draw:connector>
        <draw:custom-shape draw:style-name="gr11" draw:text-style-name="P3" xml:id="id39" draw:id="id39" draw:layer="layout" svg:width="3.192cm" svg:height="0.506cm" svg:x="4.683cm" svg:y="20.05cm">
          <text:p text:style-name="P3"><text:span text:style-name="T1">emergent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40" draw:id="id40" draw:layer="layout" svg:width="3.603cm" svg:height="0.505cm" svg:x="8.407cm" svg:y="20.088cm">
          <text:p text:style-name="P3"><text:span text:style-name="T1">eclipse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3.794cm" svg:y1="13.401cm" svg:x2="4.683cm" svg:y2="20.303cm" draw:start-shape="id27" draw:start-glue-point="1" draw:end-shape="id39" draw:end-glue-point="3" svg:d="M3794 13401l889 6902" svg:viewBox="0 0 890 6903">
          <text:p/>
        </draw:connector>
        <draw:connector draw:style-name="gr10" draw:text-style-name="P5" draw:layer="layout" draw:type="line" svg:x1="7.875cm" svg:y1="20.303cm" svg:x2="8.407cm" svg:y2="20.34cm" draw:start-shape="id39" draw:start-glue-point="1" draw:end-shape="id40" draw:end-glue-point="3" svg:d="M7875 20303l532 37" svg:viewBox="0 0 533 38">
          <text:p/>
        </draw:connector>
        <draw:connector draw:style-name="gr10" draw:text-style-name="P5" draw:layer="layout" draw:type="line" svg:x1="7.875cm" svg:y1="20.303cm" svg:x2="8.446cm" svg:y2="20.964cm" draw:start-shape="id39" draw:end-shape="id41" draw:end-glue-point="3" svg:d="M7875 20303l571 661" svg:viewBox="0 0 572 662">
          <text:p/>
        </draw:connector>
        <draw:custom-shape draw:style-name="gr12" draw:text-style-name="P3" xml:id="id38" draw:id="id38" draw:layer="layout" svg:width="3.192cm" svg:height="0.506cm" svg:x="4.683cm" svg:y="21.35cm">
          <text:p text:style-name="P3"><text:span text:style-name="T1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2.192cm" svg:height="1.311cm" svg:x="8.239cm" svg:y="22.78cm">
          <text:p text:style-name="P1">extinction.c</text:p>
          <draw:enhanced-geometry svg:viewBox="0 0 21600 21600" draw:type="rectangle" draw:enhanced-path="M 0 0 L 21600 0 21600 21600 0 21600 0 0 Z N"/>
        </draw:custom-shape>
        <draw:custom-shape draw:style-name="gr12" draw:text-style-name="P3" xml:id="id42" draw:id="id42" draw:layer="layout" svg:width="3.603cm" svg:height="1.338cm" svg:x="8.393cm" svg:y="22.72cm">
          <text:p text:style-name="P3"><text:span text:style-name="T1">interpolmolext</text:span></text:p>
          <text:p text:style-name="P3"><text:span text:style-name="T1">or</text:span></text:p>
          <text:p text:style-name="P3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line" svg:x1="7.875cm" svg:y1="21.603cm" svg:x2="8.393cm" svg:y2="23.389cm" draw:start-shape="id38" draw:end-shape="id42" draw:end-glue-point="3" svg:d="M7875 21603l518 1786" svg:viewBox="0 0 519 1787">
          <text:p/>
        </draw:connector>
        <draw:custom-shape draw:style-name="gr5" draw:text-style-name="P2" draw:layer="layout" svg:width="12.192cm" svg:height="1.404cm" svg:x="8.239cm" svg:y="21.313cm">
          <text:p text:style-name="P2">extraext.h</text:p>
          <draw:enhanced-geometry svg:viewBox="0 0 21600 21600" draw:type="rectangle" draw:enhanced-path="M 0 0 L 21600 0 21600 21600 0 21600 0 0 Z N"/>
        </draw:custom-shape>
        <draw:custom-shape draw:style-name="gr12" draw:text-style-name="P3" xml:id="id43" draw:id="id43" draw:layer="layout" svg:width="3.603cm" svg:height="0.505cm" svg:x="8.407cm" svg:y="21.388cm">
          <text:p text:style-name="P3"><text:span text:style-name="T1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line" svg:x1="7.875cm" svg:y1="21.603cm" svg:x2="8.407cm" svg:y2="21.64cm" draw:start-shape="id38" draw:start-glue-point="1" draw:end-shape="id43" draw:end-glue-point="3" svg:d="M7875 21603l532 37" svg:viewBox="0 0 533 38">
          <text:p/>
        </draw:connector>
        <draw:custom-shape draw:style-name="gr12" draw:text-style-name="P3" xml:id="id44" draw:id="id44" draw:layer="layout" svg:width="3.603cm" svg:height="0.505cm" svg:x="8.407cm" svg:y="22.088cm">
          <text:p text:style-name="P3"><text:span text:style-name="T1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line" svg:x1="7.875cm" svg:y1="21.603cm" svg:x2="8.407cm" svg:y2="22.34cm" draw:start-shape="id38" draw:start-glue-point="1" draw:end-shape="id44" draw:end-glue-point="3" svg:d="M7875 21603l532 737" svg:viewBox="0 0 533 738">
          <text:p/>
        </draw:connector>
        <draw:custom-shape draw:style-name="gr12" draw:text-style-name="P3" xml:id="id45" draw:id="id45" draw:layer="layout" svg:width="3.192cm" svg:height="0.506cm" svg:x="4.683cm" svg:y="24.85cm">
          <text:p text:style-name="P3"><text:span text:style-name="T1">mod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3.794cm" svg:y1="13.401cm" svg:x2="4.683cm" svg:y2="25.103cm" draw:start-shape="id27" draw:start-glue-point="1" draw:end-shape="id45" draw:end-glue-point="3" svg:d="M3794 13401l889 11702" svg:viewBox="0 0 890 11703">
          <text:p/>
        </draw:connector>
        <draw:custom-shape draw:style-name="gr5" draw:text-style-name="P2" draw:layer="layout" svg:width="12.192cm" svg:height="2.668cm" svg:x="8.239cm" svg:y="24.113cm">
          <text:p text:style-name="P2">slantpath.c</text:p>
          <draw:enhanced-geometry svg:viewBox="0 0 21600 21600" draw:type="rectangle" draw:enhanced-path="M 0 0 L 21600 0 21600 21600 0 21600 0 0 Z N"/>
        </draw:custom-shape>
        <draw:custom-shape draw:style-name="gr12" draw:text-style-name="P3" xml:id="id46" draw:id="id46" draw:layer="layout" svg:width="3.603cm" svg:height="0.505cm" svg:x="8.407cm" svg:y="24.788cm">
          <text:p text:style-name="P3"><text:span text:style-name="T1">modulationper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7.875cm" svg:y1="25.103cm" svg:x2="8.407cm" svg:y2="25.04cm" draw:start-shape="id45" draw:start-glue-point="1" draw:end-shape="id46" draw:end-glue-point="3" svg:d="M7875 25103l532-63" svg:viewBox="0 0 533 64">
          <text:p/>
        </draw:connector>
        <draw:custom-shape draw:style-name="gr3" draw:text-style-name="P1" draw:layer="layout" svg:width="12.192cm" svg:height="0.77cm" svg:x="8.239cm" svg:y="19.28cm">
          <text:p text:style-name="P1">eclipse.c</text:p>
          <draw:enhanced-geometry svg:viewBox="0 0 21600 21600" draw:type="rectangle" draw:enhanced-path="M 0 0 L 21600 0 21600 21600 0 21600 0 0 Z N"/>
        </draw:custom-shape>
        <draw:custom-shape draw:style-name="gr11" draw:text-style-name="P3" xml:id="id47" draw:id="id47" draw:layer="layout" svg:width="3.603cm" svg:height="0.505cm" svg:x="8.407cm" svg:y="19.388cm">
          <text:p text:style-name="P3"><text:span text:style-name="T1">eclips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7.875cm" svg:y1="16.803cm" svg:x2="8.407cm" svg:y2="19.64cm" draw:start-shape="id34" draw:start-glue-point="1" draw:end-shape="id47" svg:d="M7875 16803l532 2837" svg:viewBox="0 0 533 2838">
          <text:p/>
        </draw:connector>
        <draw:custom-shape draw:style-name="gr12" draw:text-style-name="P3" xml:id="id48" draw:id="id48" draw:layer="layout" svg:width="3.603cm" svg:height="0.505cm" svg:x="8.407cm" svg:y="24.188cm">
          <text:p text:style-name="P3"><text:span text:style-name="T1">transit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7.875cm" svg:y1="21.603cm" svg:x2="8.407cm" svg:y2="24.44cm" draw:start-shape="id38" draw:start-glue-point="1" draw:end-shape="id48" draw:end-glue-point="3" svg:d="M7875 21603l532 2837" svg:viewBox="0 0 533 2838">
          <text:p/>
        </draw:connector>
        <draw:custom-shape draw:style-name="gr12" draw:text-style-name="P3" xml:id="id49" draw:id="id49" draw:layer="layout" svg:width="3.191cm" svg:height="1.415cm" svg:x="12.479cm" svg:y="24.831cm">
          <text:p text:style-name="P3"><text:span text:style-name="T1">modulation1</text:span></text:p>
          <text:p text:style-name="P3"><text:span text:style-name="T1">or</text:span></text:p>
          <text:p text:style-name="P3"><text:span text:style-name="T1">modulation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12.01cm" svg:y1="25.04cm" svg:x2="12.479cm" svg:y2="25.538cm" draw:start-shape="id46" draw:start-glue-point="1" draw:end-shape="id49" draw:end-glue-point="3" svg:d="M12010 25040l469 498" svg:viewBox="0 0 470 499">
          <text:p/>
        </draw:connector>
        <draw:connector draw:style-name="gr10" draw:text-style-name="P5" draw:layer="layout" draw:type="line" svg:x1="2.628cm" svg:y1="13.654cm" svg:x2="2.628cm" svg:y2="26.123cm" draw:start-shape="id27" draw:start-glue-point="2" draw:end-shape="id50" svg:d="M2628 13654v12469" svg:viewBox="0 0 1 12470">
          <text:p/>
        </draw:connector>
        <draw:custom-shape draw:style-name="gr5" draw:text-style-name="P2" draw:layer="layout" svg:width="16.002cm" svg:height="0.684cm" svg:x="4.429cm" svg:y="15.813cm">
          <text:p text:style-name="P2">idxrefraction.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1:56:13.011496333</meta:creation-date>
    <dc:date>2015-06-18T17:13:58.086055354</dc:date>
    <meta:editing-duration>PT13M42S</meta:editing-duration>
    <meta:editing-cycles>2</meta:editing-cycles>
    <meta:generator>LibreOffice/4.2.8.2$Linux_X86_64 LibreOffice_project/420m0$Build-2</meta:generator>
    <meta:document-statistic meta:object-count="125"/>
  </office:meta>
</office:document-meta>
</file>